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Cover letter · Conduction</text:h>
      <text:p text:style-name="Subtitle">Working copy. Editable in LibreOffice, OnlyOffice, or Microsoft Word. For pixel-accurate layout, see the canonical HTML.</text:p>
      <text:p text:style-name="Standard">Design system / Print /  Letters  /  Cover letter</text:p>
      <text:h text:style-name="Heading_20_2" text:outline-level="2">Cover letter</text:h>
      <text:p text:style-name="Standard">Sjabloon-tekst voor de letterhead . Aanhef, opening, body, afsluiting, ondertekening. NL is canoniek; vervang door EN voor internationale ontvangers. MKB-direct, &lt;16 woorden per zin, één claim per alinea.</text:p>
      <text:p text:style-name="Standard">conduction.nl · brieven · cover-letter · v2026.05</text:p>
      <text:p text:style-name="Standard">{{ STAD }}, {{ DATUM }}</text:p>
      <text:p text:style-name="Standard">Onze referentie {{ KENMERK }}</text:p>
      <text:p text:style-name="Standard">{{ KLANT_NAAM }}</text:p>
      <text:p text:style-name="Standard">T.a.v. {{ CONTACT_NAAM }}</text:p>
      <text:p text:style-name="Standard">{{ STRAAT_HUISNUMMER }}</text:p>
      <text:p text:style-name="Standard">{{ POSTCODE }}   {{ STAD }}</text:p>
      <text:p text:style-name="Standard">{{ ONDERWERP }}</text:p>
      <text:p text:style-name="Standard">Beste {{ CONTACT_VOORNAAM }},</text:p>
      <text:p text:style-name="Standard">{{ OPENING_ZIN }}. Eén zin, &lt;16 woorden, geen "hopelijk gaat het goed".</text:p>
      <text:p text:style-name="Standard">{{ BODY_ALINEA_1 }}. Eén claim per alinea, lezer in het onderwerp van de zin, werkwoord = actie.</text:p>
      <text:p text:style-name="Standard">{{ BODY_ALINEA_2 }}. Wat we hebben gedaan, wat we voorstellen, wat we nodig hebben van jou.</text:p>
      <text:p text:style-name="Standard">{{ AFSLUITING_ZIN }}. Concrete volgende stap met datum of moment. Geen "ik hoor graag van je".</text:p>
      <text:p text:style-name="Standard">Met vriendelijke groet,</text:p>
      <text:p text:style-name="Standard">{{ HANDTEKENING_NAAM }}</text:p>
      <text:p text:style-name="Standard">{{ AFZENDER_NAAM }}</text:p>
      <text:p text:style-name="Standard">{{ AFZENDER_ROL }} · Conduction</text:p>
      <text:p text:style-name="Standard">Conduction B.V. Lauriergracht 14h 1016 RR Amsterdam</text:p>
      <text:p text:style-name="Standard">Contact +31 85 303 6840 info@conduction.nl</text:p>
      <text:p text:style-name="Standard">Registratie KvK 76741850 BTW NL860784241B01 IBAN NL51 ABNA 0868951550</text:p>
      <text:p text:style-name="Standard">Cover letter · sjabloon, geen voorbeeld</text:p>
      <text:p text:style-name="Standard">Why we built it this way</text:p>
      <text:h text:style-name="Heading_20_2" text:outline-level="2">The letterhead is the chrome, the cover letter is the words</text:h>
      <text:p text:style-name="Standard">letterhead.html ships the kop + voet + brand-tells. cover-letter.html ships the actual copy: hoe een Conduction-brief klinkt, met placeholder-blokken die je vervangt voor elke zending.</text:p>
      <text:list>
        <text:list-item>
          <text:p text:style-name="List">Drie alineas, geen vier. Opening, body, afsluiting. Lezer scant; lezer beslist; lezer reageert. Vier alineas verdunnen.</text:p>
        </text:list-item>
        <text:list-item>
          <text:p text:style-name="List">Kort onderwerp, werkwoord-vorig. "Aanbod: WOO-publicatie" niet "Onderwerp: aanbod inzake het tot stand brengen van een publicatie-omgeving".</text:p>
        </text:list-item>
        <text:list-item>
          <text:p text:style-name="List">"Beste {{voornaam}}", nooit "Geachte heer/mevrouw". MKB-direct. Als je "u" wilt schrijven, schrijf de brief niet.</text:p>
        </text:list-item>
        <text:list-item>
          <text:p text:style-name="List">Concrete volgende stap. Geen "we horen graag van u". Datum, moment, naam. Iemand kan iets doen na het lezen.</text:p>
        </text:list-item>
        <text:list-item>
          <text:p text:style-name="List">Sjabloon, geen voorbeeld. Placeholders met {{ }} , search-replace ready. Als je een Acme-versie wil zien, kijk in quotation .</text:p>
        </text:list-item>
      </text:list>
      <text:p text:style-name="Standard">A4 · --bleed 0 · sits on the letterhead chrome · placeholders use {{ }} markers, search-replace ready</text:p>
      <text:p text:style-name="Standard">letterhead as the chrome · voice for tone discipline · audience for "who reads this" · .paper--A4</text:p>
      <text:p text:style-name="Footer">Canonical layout: https://design-system.conduction.nl/preview/print/cover-letter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Cover letter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